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19mm"/>
    </style:style>
    <style:style style:name="co3" style:family="table-column">
      <style:table-column-properties fo:break-before="auto" style:column-width="29.1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7.46mm"/>
    </style:style>
    <style:style style:name="co6" style:family="table-column">
      <style:table-column-properties fo:break-before="auto" style:column-width="16.4mm"/>
    </style:style>
    <style:style style:name="co7" style:family="table-column">
      <style:table-column-properties fo:break-before="auto" style:column-width="31.2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5"/>
        <table:table-column table:style-name="co1" table:number-columns-repeated="1016" table:default-cell-style-name="ce5"/>
        <table:table-row table:style-name="ro1">
          <table:table-cell table:style-name="ce1" office:value-type="string" calcext:value-type="string">
            <text:p>RPB202V2 / AStar struc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Byte(s)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Function</text:p>
          </table:table-cell>
          <table:table-cell table:style-name="ce3" office:value-type="string" calcext:value-type="string">
            <text:p>nb bytes</text:p>
          </table:table-cell>
          <table:table-cell table:style-name="ce3" office:value-type="string" calcext:value-type="string">
            <text:p>start byte</text:p>
          </table:table-cell>
          <table:table-cell table:style-name="ce3" office:value-type="string" calcext:value-type="string">
            <text:p>end byte</text:p>
          </table:table-cell>
          <table:table-cell table:style-name="ce6" office:value-type="string" calcext:value-type="string">
            <text:p>Note</text:p>
          </table:table-cell>
          <table:table-cell table:style-name="ce8" table:number-columns-repeated="1016"/>
        </table:table-row>
        <table:table-row table:style-name="ro1">
          <table:table-cell table:style-name="ce4" table:formula="of:=IF([.E4]=1;[.F4];CONCATENATE([.F4];&quot;-&quot;;[.G4]))" office:value-type="float" office:value="0" calcext:value-type="float">
            <text:p>0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yellow (LED)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F4]+[.E4]-1" office:value-type="float" office:value="0" calcext:value-type="float">
            <text:p>0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table:formula="of:=IF([.E5]=1;[.F5];CONCATENATE([.F5];&quot;-&quot;;[.G5]))" office:value-type="float" office:value="1" calcext:value-type="float">
            <text:p>1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green (LED)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4]+[.E4]" office:value-type="float" office:value="1" calcext:value-type="float">
            <text:p>1</text:p>
          </table:table-cell>
          <table:table-cell table:style-name="ce4" table:formula="of:=[.F5]+[.E5]-1" office:value-type="float" office:value="1" calcext:value-type="float">
            <text:p>1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table:formula="of:=IF([.E6]=1;[.F6];CONCATENATE([.F6];&quot;-&quot;;[.G6]))" office:value-type="float" office:value="2" calcext:value-type="float">
            <text:p>2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red (LED)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5]+[.E5]" office:value-type="float" office:value="2" calcext:value-type="float">
            <text:p>2</text:p>
          </table:table-cell>
          <table:table-cell table:style-name="ce4" table:formula="of:=[.F6]+[.E6]-1" office:value-type="float" office:value="2" calcext:value-type="float">
            <text:p>2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table:formula="of:=IF([.E7]=1;[.F7];CONCATENATE([.F7];&quot;-&quot;;[.G7]))" office:value-type="float" office:value="3" calcext:value-type="float">
            <text:p>3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buttonA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6]+[.E6]" office:value-type="float" office:value="3" calcext:value-type="float">
            <text:p>3</text:p>
          </table:table-cell>
          <table:table-cell table:style-name="ce4" table:formula="of:=[.F7]+[.E7]-1" office:value-type="float" office:value="3" calcext:value-type="float">
            <text:p>3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table:formula="of:=IF([.E8]=1;[.F8];CONCATENATE([.F8];&quot;-&quot;;[.G8]))" office:value-type="float" office:value="4" calcext:value-type="float">
            <text:p>4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buttonB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7]+[.E7]" office:value-type="float" office:value="4" calcext:value-type="float">
            <text:p>4</text:p>
          </table:table-cell>
          <table:table-cell table:style-name="ce4" table:formula="of:=[.F8]+[.E8]-1" office:value-type="float" office:value="4" calcext:value-type="float">
            <text:p>4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table:formula="of:=IF([.E9]=1;[.F9];CONCATENATE([.F9];&quot;-&quot;;[.G9]))" office:value-type="float" office:value="5" calcext:value-type="float">
            <text:p>5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buttonC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8]+[.E8]" office:value-type="float" office:value="5" calcext:value-type="float">
            <text:p>5</text:p>
          </table:table-cell>
          <table:table-cell table:style-name="ce4" table:formula="of:=[.F9]+[.E9]-1" office:value-type="float" office:value="5" calcext:value-type="float">
            <text:p>5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table:formula="of:=IF([.E10]=1;[.F10];CONCATENATE([.F10];&quot;-&quot;;[.G10]))" office:value-type="string" office:string-value="6-7" calcext:value-type="string">
            <text:p>6-7</text:p>
          </table:table-cell>
          <table:table-cell table:style-name="ce4" office:value-type="string" calcext:value-type="string">
            <text:p>int16_t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fwd speed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F9]+[.E9]" office:value-type="float" office:value="6" calcext:value-type="float">
            <text:p>6</text:p>
          </table:table-cell>
          <table:table-cell table:style-name="ce4" table:formula="of:=[.F10]+[.E10]-1" office:value-type="float" office:value="7" calcext:value-type="float">
            <text:p>7</text:p>
          </table:table-cell>
          <table:table-cell table:style-name="ce7" office:value-type="string" calcext:value-type="string">
            <text:p>in mm/s</text:p>
          </table:table-cell>
          <table:table-cell table:number-columns-repeated="1016"/>
        </table:table-row>
        <table:table-row table:style-name="ro1">
          <table:table-cell table:style-name="ce4" table:formula="of:=IF([.E11]=1;[.F11];CONCATENATE([.F11];&quot;-&quot;;[.G11]))" office:value-type="string" office:string-value="8-9" calcext:value-type="string">
            <text:p>8-9</text:p>
          </table:table-cell>
          <table:table-cell table:style-name="ce4" office:value-type="string" calcext:value-type="string">
            <text:p>int16_t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turn rat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F10]+[.E10]" office:value-type="float" office:value="8" calcext:value-type="float">
            <text:p>8</text:p>
          </table:table-cell>
          <table:table-cell table:style-name="ce4" table:formula="of:=[.F11]+[.E11]-1" office:value-type="float" office:value="9" calcext:value-type="float">
            <text:p>9</text:p>
          </table:table-cell>
          <table:table-cell table:style-name="ce7" office:value-type="string" calcext:value-type="string">
            <text:p>In 1/1000 of rad/s</text:p>
          </table:table-cell>
          <table:table-cell table:number-columns-repeated="1016"/>
        </table:table-row>
        <table:table-row table:style-name="ro1">
          <table:table-cell table:style-name="ce4" table:formula="of:=IF([.E12]=1;[.F12];CONCATENATE([.F12];&quot;-&quot;;[.G12]))" office:value-type="string" office:string-value="10-11" calcext:value-type="string">
            <text:p>10-11</text:p>
          </table:table-cell>
          <table:table-cell table:style-name="ce4" office:value-type="string" calcext:value-type="string">
            <text:p>int16_t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x positio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F11]+[.E11]" office:value-type="float" office:value="10" calcext:value-type="float">
            <text:p>10</text:p>
          </table:table-cell>
          <table:table-cell table:style-name="ce4" table:formula="of:=[.F12]+[.E12]-1" office:value-type="float" office:value="11" calcext:value-type="float">
            <text:p>11</text:p>
          </table:table-cell>
          <table:table-cell table:style-name="ce7" office:value-type="string" calcext:value-type="string">
            <text:p>in mm</text:p>
          </table:table-cell>
          <table:table-cell table:number-columns-repeated="1016"/>
        </table:table-row>
        <table:table-row table:style-name="ro1">
          <table:table-cell table:style-name="ce4" table:formula="of:=IF([.E13]=1;[.F13];CONCATENATE([.F13];&quot;-&quot;;[.G13]))" office:value-type="string" office:string-value="12-13" calcext:value-type="string">
            <text:p>12-13</text:p>
          </table:table-cell>
          <table:table-cell table:style-name="ce4" office:value-type="string" calcext:value-type="string">
            <text:p>int16_t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y positio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F12]+[.E12]" office:value-type="float" office:value="12" calcext:value-type="float">
            <text:p>12</text:p>
          </table:table-cell>
          <table:table-cell table:style-name="ce4" table:formula="of:=[.F13]+[.E13]-1" office:value-type="float" office:value="13" calcext:value-type="float">
            <text:p>13</text:p>
          </table:table-cell>
          <table:table-cell table:style-name="ce7" office:value-type="string" calcext:value-type="string">
            <text:p>in mm</text:p>
          </table:table-cell>
          <table:table-cell table:number-columns-repeated="1016"/>
        </table:table-row>
        <table:table-row table:style-name="ro1">
          <table:table-cell table:style-name="ce4" table:formula="of:=IF([.E14]=1;[.F14];CONCATENATE([.F14];&quot;-&quot;;[.G14]))" office:value-type="string" office:string-value="14-15" calcext:value-type="string">
            <text:p>14-15</text:p>
          </table:table-cell>
          <table:table-cell table:style-name="ce4" office:value-type="string" calcext:value-type="string">
            <text:p>int16_t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phi ang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F13]+[.E13]" office:value-type="float" office:value="14" calcext:value-type="float">
            <text:p>14</text:p>
          </table:table-cell>
          <table:table-cell table:style-name="ce4" table:formula="of:=[.F14]+[.E14]-1" office:value-type="float" office:value="15" calcext:value-type="float">
            <text:p>15</text:p>
          </table:table-cell>
          <table:table-cell table:style-name="ce7" office:value-type="string" calcext:value-type="string">
            <text:p>In 1/1000 of rad</text:p>
          </table:table-cell>
          <table:table-cell table:number-columns-repeated="1016"/>
        </table:table-row>
        <table:table-row table:style-name="ro1">
          <table:table-cell table:style-name="ce4" table:formula="of:=IF([.E15]=1;[.F15];CONCATENATE([.F15];&quot;-&quot;;[.G15]))" office:value-type="float" office:value="16" calcext:value-type="float">
            <text:p>16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reset odometer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14]+[.E14]" office:value-type="float" office:value="16" calcext:value-type="float">
            <text:p>16</text:p>
          </table:table-cell>
          <table:table-cell table:style-name="ce4" table:formula="of:=[.F15]+[.E15]-1" office:value-type="float" office:value="16" calcext:value-type="float">
            <text:p>16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table:formula="of:=IF([.E16]=1;[.F16];CONCATENATE([.F16];&quot;-&quot;;[.G16]))" office:value-type="string" office:string-value="17-18" calcext:value-type="string">
            <text:p>17-18</text:p>
          </table:table-cell>
          <table:table-cell table:style-name="ce4" office:value-type="string" calcext:value-type="string">
            <text:p>uint16_t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batteryMillivolts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F15]+[.E15]" office:value-type="float" office:value="17" calcext:value-type="float">
            <text:p>17</text:p>
          </table:table-cell>
          <table:table-cell table:style-name="ce4" table:formula="of:=[.F16]+[.E16]-1" office:value-type="float" office:value="18" calcext:value-type="float">
            <text:p>18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table:formula="of:=IF([.E17]=1;[.F17];CONCATENATE([.F17];&quot;-&quot;;[.G17]))" office:value-type="float" office:value="19" calcext:value-type="float">
            <text:p>19</text:p>
          </table:table-cell>
          <table:table-cell table:style-name="ce4" office:value-type="string" calcext:value-type="string">
            <text:p>bool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playNotes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16]+[.E16]" office:value-type="float" office:value="19" calcext:value-type="float">
            <text:p>19</text:p>
          </table:table-cell>
          <table:table-cell table:style-name="ce4" table:formula="of:=[.F17]+[.E17]-1" office:value-type="float" office:value="19" calcext:value-type="float">
            <text:p>19</text:p>
          </table:table-cell>
          <table:table-cell table:style-name="ce7"/>
          <table:table-cell table:number-columns-repeated="1016"/>
        </table:table-row>
        <table:table-row table:style-name="ro1">
          <table:table-cell table:style-name="ce4" table:formula="of:=IF([.E18]=1;[.F18];CONCATENATE([.F18];&quot;-&quot;;[.G18]))" office:value-type="string" office:string-value="20-33" calcext:value-type="string">
            <text:p>20-33</text:p>
          </table:table-cell>
          <table:table-cell table:style-name="ce4" office:value-type="string" calcext:value-type="string">
            <text:p>char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notes[0-13]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formula="of:=[.F17]+[.E17]" office:value-type="float" office:value="20" calcext:value-type="float">
            <text:p>20</text:p>
          </table:table-cell>
          <table:table-cell table:style-name="ce4" table:formula="of:=[.F18]+[.E18]-1" office:value-type="float" office:value="33" calcext:value-type="float">
            <text:p>33</text:p>
          </table:table-cell>
          <table:table-cell table:style-name="ce7"/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00-00-00</text:date>, <text:time style:data-style-name="N2" text:time-value="22:35:52.1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Windows_x86 LibreOffice_project/0312e1a284a7d50ca85a365c316c7abbf20a4d22</meta:generator>
    <meta:initial-creator>Julien de la Bruère-Terreault</meta:initial-creator>
    <meta:creation-date>2017-01-08T16:14:55Z</meta:creation-date>
    <dc:date>2017-04-23T22:36:39.231000000</dc:date>
    <meta:editing-duration>PT14M47S</meta:editing-duration>
    <meta:editing-cycles>7</meta:editing-cycles>
    <meta:document-statistic meta:table-count="1" meta:cell-count="119" meta:object-count="0"/>
  </office:meta>
</office:document-meta>
</file>